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3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8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-&quot;;&quot;yes&quot;;&quot;no&quot;)" table:allow-empty-cell="true" table:display-list="unsorted" table:base-cell-address="Sockets.D2">
          <table:error-message table:message-type="stop" table:display="true"/>
        </table:content-validation>
        <table:content-validation table:name="val3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E2">
          <table:error-message table:message-type="stop" table:display="true"/>
        </table:content-validation>
        <table:content-validation table:name="val4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Sockets.E130">
          <table:error-message table:message-type="stop" table:display="true"/>
        </table:content-validation>
        <table:content-validation table:name="val5" table:base-cell-address="Sockets.G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Sockets.I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8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E2">
          <table:error-message table:message-type="stop" table:display="true"/>
        </table:content-validation>
        <table:content-validation table:name="val9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J2:Channels.J129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3" office:value-type="string" calcext:value-type="string">
            <text:p>Mono Group</text:p>
          </table:table-cell>
          <table:table-cell table:style-name="ce33" office:value-type="string" calcext:value-type="string">
            <text:p>Group Name</text:p>
          </table:table-cell>
          <table:table-cell table:style-name="ce33" office:value-type="string" calcext:value-type="string">
            <text:p>Group Color</text:p>
          </table:table-cell>
          <table:table-cell table:style-name="ce27" table:number-columns-repeated="2"/>
          <table:table-cell table:style-name="ce33" office:value-type="string" calcext:value-type="string">
            <text:p>Stereo Group</text:p>
          </table:table-cell>
          <table:table-cell table:style-name="ce33" office:value-type="string" calcext:value-type="string">
            <text:p>StGroup Name</text:p>
          </table:table-cell>
          <table:table-cell table:style-name="ce33" office:value-type="string" calcext:value-type="string">
            <text:p>StGroup Color</text:p>
          </table:table-cell>
          <table:table-cell table:style-name="ce27" table:number-columns-repeated="2"/>
          <table:table-cell table:style-name="ce35" office:value-type="string" calcext:value-type="string">
            <text:p>Mono Matrix</text:p>
          </table:table-cell>
          <table:table-cell table:style-name="ce35" office:value-type="string" calcext:value-type="string">
            <text:p>Matrix Name</text:p>
          </table:table-cell>
          <table:table-cell table:style-name="ce35" office:value-type="string" calcext:value-type="string">
            <text:p>Matrix Color</text:p>
          </table:table-cell>
          <table:table-cell table:style-name="ce27" table:number-columns-repeated="2"/>
          <table:table-cell table:style-name="ce35" office:value-type="string" calcext:value-type="string">
            <text:p>Stereo Matrix</text:p>
          </table:table-cell>
          <table:table-cell table:style-name="ce35" office:value-type="string" calcext:value-type="string">
            <text:p>StMatrix Name</text:p>
          </table:table-cell>
          <table:table-cell table:style-name="ce35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8" office:value-type="string" calcext:value-type="string">
            <text:p>FX Return</text:p>
          </table:table-cell>
          <table:table-cell table:style-name="ce38" office:value-type="string" calcext:value-type="string">
            <text:p>FX Return Name</text:p>
          </table:table-cell>
          <table:table-cell table:style-name="ce38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]&lt;&gt;CONCATENATE(&quot;Grp&quot;;[.O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]&lt;&gt;CONCATENATE(&quot;Grp&quot;;[.O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]&lt;&gt;CONCATENATE(&quot;Grp&quot;;[.O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]&lt;&gt;CONCATENATE(&quot;Grp&quot;;[.O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]&lt;&gt;CONCATENATE(&quot;Grp&quot;;[.O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7]&lt;&gt;CONCATENATE(&quot;Grp&quot;;[.O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8]&lt;&gt;CONCATENATE(&quot;Grp&quot;;[.O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9]&lt;&gt;CONCATENATE(&quot;Grp&quot;;[.O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0]&lt;&gt;CONCATENATE(&quot;Grp&quot;;[.O1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1]&lt;&gt;CONCATENATE(&quot;Grp&quot;;[.O1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2]&lt;&gt;CONCATENATE(&quot;Grp&quot;;[.O1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3]&lt;&gt;CONCATENATE(&quot;Grp&quot;;[.O1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4]&lt;&gt;CONCATENATE(&quot;Grp&quot;;[.O1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5]&lt;&gt;CONCATENATE(&quot;Grp&quot;;[.O1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6]&lt;&gt;CONCATENATE(&quot;Grp&quot;;[.O1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7]&lt;&gt;CONCATENATE(&quot;Grp&quot;;[.O1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8]&lt;&gt;CONCATENATE(&quot;Grp&quot;;[.O1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9]&lt;&gt;CONCATENATE(&quot;Grp&quot;;[.O1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0]&lt;&gt;CONCATENATE(&quot;Grp&quot;;[.O2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1]&lt;&gt;CONCATENATE(&quot;Grp&quot;;[.O2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2]&lt;&gt;CONCATENATE(&quot;Grp&quot;;[.O2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3]&lt;&gt;CONCATENATE(&quot;Grp&quot;;[.O2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4]&lt;&gt;CONCATENATE(&quot;Grp&quot;;[.O2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5]&lt;&gt;CONCATENATE(&quot;Grp&quot;;[.O2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6]&lt;&gt;CONCATENATE(&quot;Grp&quot;;[.O2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7]&lt;&gt;CONCATENATE(&quot;Grp&quot;;[.O2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8]&lt;&gt;CONCATENATE(&quot;Grp&quot;;[.O2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9]&lt;&gt;CONCATENATE(&quot;Grp&quot;;[.O2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0]&lt;&gt;CONCATENATE(&quot;Grp&quot;;[.O3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1]&lt;&gt;CONCATENATE(&quot;Grp&quot;;[.O3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2]&lt;&gt;CONCATENATE(&quot;Grp&quot;;[.O3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9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3]&lt;&gt;CONCATENATE(&quot;Grp&quot;;[.O33]);1;0)" office:value-type="float" office:value="0" calcext:value-type="float">
            <text:p>0</text:p>
          </table:table-cell>
          <table:table-cell table:style-name="ce34"/>
          <table:table-cell table:number-columns-repeated="2"/>
          <table:table-cell table:style-name="ce32" table:content-validation-name="val9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6" table:content-validation-name="val9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4]&lt;&gt;CONCATENATE(&quot;Grp&quot;;[.O3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7" table:content-validation-name="val9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5]&lt;&gt;CONCATENATE(&quot;Grp&quot;;[.O3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6]&lt;&gt;CONCATENATE(&quot;Grp&quot;;[.O3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7]&lt;&gt;CONCATENATE(&quot;Grp&quot;;[.O3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8]&lt;&gt;CONCATENATE(&quot;Grp&quot;;[.O3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9]&lt;&gt;CONCATENATE(&quot;Grp&quot;;[.O3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0]&lt;&gt;CONCATENATE(&quot;Grp&quot;;[.O4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1]&lt;&gt;CONCATENATE(&quot;Grp&quot;;[.O4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2]&lt;&gt;CONCATENATE(&quot;Grp&quot;;[.O4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3]&lt;&gt;CONCATENATE(&quot;Grp&quot;;[.O4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4]&lt;&gt;CONCATENATE(&quot;Grp&quot;;[.O4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5]&lt;&gt;CONCATENATE(&quot;Grp&quot;;[.O4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6]&lt;&gt;CONCATENATE(&quot;Grp&quot;;[.O4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7]&lt;&gt;CONCATENATE(&quot;Grp&quot;;[.O4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8]&lt;&gt;CONCATENATE(&quot;Grp&quot;;[.O4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9]&lt;&gt;CONCATENATE(&quot;Grp&quot;;[.O4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0]&lt;&gt;CONCATENATE(&quot;Grp&quot;;[.O5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1]&lt;&gt;CONCATENATE(&quot;Grp&quot;;[.O5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2]&lt;&gt;CONCATENATE(&quot;Grp&quot;;[.O5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3]&lt;&gt;CONCATENATE(&quot;Grp&quot;;[.O5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4]&lt;&gt;CONCATENATE(&quot;Grp&quot;;[.O5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5]&lt;&gt;CONCATENATE(&quot;Grp&quot;;[.O5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6]&lt;&gt;CONCATENATE(&quot;Grp&quot;;[.O5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7]&lt;&gt;CONCATENATE(&quot;Grp&quot;;[.O5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8]&lt;&gt;CONCATENATE(&quot;Grp&quot;;[.O5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9]&lt;&gt;CONCATENATE(&quot;Grp&quot;;[.O5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0]&lt;&gt;CONCATENATE(&quot;Grp&quot;;[.O6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1]&lt;&gt;CONCATENATE(&quot;Grp&quot;;[.O6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2]&lt;&gt;CONCATENATE(&quot;Grp&quot;;[.O6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3]&lt;&gt;CONCATENATE(&quot;Grp&quot;;[.O6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2" table:content-validation-name="val9"/>
          <table:table-cell table:number-columns-repeated="8"/>
          <table:table-cell table:style-name="ce30"/>
          <table:table-cell table:style-name="ce32" table:content-validation-name="val9"/>
          <table:table-cell table:number-columns-repeated="9"/>
          <table:table-cell table:style-name="ce32" table:content-validation-name="val9"/>
          <table:table-cell table:number-columns-repeated="20"/>
        </table:table-row>
        <table:table-row table:style-name="ro2">
          <table:table-cell table:number-columns-repeated="6"/>
          <table:table-cell table:style-name="ce32" table:content-validation-name="val9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2" table:content-validation-name="val9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9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6" table:default-cell-style-name="ce41"/>
        <table:table-column table:style-name="co26" table:number-columns-repeated="2" table:default-cell-style-name="ce45"/>
        <table:table-column table:style-name="co26" table:number-columns-repeated="3" table:default-cell-style-name="Default"/>
        <table:table-row table:style-name="ro2">
          <table:table-cell table:style-name="ce39"/>
          <table:table-cell table:style-name="ce44" office:value-type="string" calcext:value-type="string">
            <text:p>Mono</text:p>
          </table:table-cell>
          <table:table-cell table:style-name="ce44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3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3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9-20T17:46:55.656968474</dc:date>
    <meta:editing-cycles>263</meta:editing-cycles>
    <meta:editing-duration>PT21H25M35S</meta:editing-duration>
    <meta:generator>LibreOffice/7.4.2.3$MacOSX_X86_64 LibreOffice_project/382eef1f22670f7f4118c8c2dd222ec7ad009daf</meta:generator>
    <meta:document-statistic meta:table-count="5" meta:cell-count="6720" meta:object-count="0"/>
    <meta:user-defined meta:name="AppVersion">15.0000</meta:user-defined>
  </office:meta>
</office:document-meta>
</file>